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2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398cm" fo:min-width="2.0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9" style:family="graphic" style:parent-style-name="standard">
      <style:graphic-properties svg:stroke-color="#ed1c24" draw:fill-color="#ed1c24" draw:textarea-horizontal-align="justify" draw:textarea-vertical-align="middle" draw:auto-grow-height="false" fo:min-height="0.034cm" fo:min-width="0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ce181e"/>
    </style:style>
    <style:style style:name="P5" style:family="paragraph">
      <loext:graphic-properties draw:opacity="0%"/>
      <style:paragraph-properties fo:text-align="center" style:writing-mode="lr-tb"/>
      <style:text-properties fo:color="#ce181e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color="#ce181e"/>
    </style:style>
    <style:style style:name="P8" style:family="paragraph">
      <loext:graphic-properties draw:fill="none" draw:fill-color="#ffffff"/>
      <style:paragraph-properties style:writing-mode="lr-tb"/>
      <style:text-properties fo:color="#ce181e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7cm" svg:y1="1.4cm" svg:x2="2.7cm" svg:y2="6.6cm">
          <text:p/>
        </draw:line>
        <draw:line draw:style-name="gr1" draw:text-style-name="P1" draw:layer="layout" svg:x1="2.7cm" svg:y1="6.6cm" svg:x2="5.3cm" svg:y2="6.6cm">
          <text:p/>
        </draw:line>
        <draw:line draw:style-name="gr1" draw:text-style-name="P1" draw:layer="layout" svg:x1="5.3cm" svg:y1="1.4cm" svg:x2="5.3cm" svg:y2="6.6cm">
          <text:p/>
        </draw:line>
        <draw:custom-shape draw:style-name="gr2" draw:text-style-name="P3" draw:layer="layout" svg:width="2.6cm" svg:height="0.7cm" svg:x="2.7cm" svg:y="5.9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.7cm" svg:y="5.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.7cm" svg:y="4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.7cm" svg:y="3.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cm" svg:height="0.7cm" svg:x="2.7cm" svg:y="3.1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8cm" svg:y1="5.114cm" svg:x2="16.1cm" svg:y2="5.114cm">
          <text:p/>
        </draw:line>
        <draw:line draw:style-name="gr1" draw:text-style-name="P1" draw:layer="layout" svg:x1="27.4cm" svg:y1="4.542cm" svg:x2="26.1cm" svg:y2="5.714cm">
          <text:p/>
        </draw:line>
        <draw:g>
          <draw:custom-shape draw:style-name="gr5" draw:text-style-name="P3" draw:layer="layout" svg:width="1.3cm" svg:height="1.2cm" svg:x="12.1cm" svg:y="4.514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4cm" svg:x="13.848cm" svg:y="4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cm" svg:height="1.2cm" svg:x="13.4cm" svg:y="4.5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1.3cm" svg:height="1.2cm" svg:x="16.3cm" svg:y="4.514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4cm" svg:x="18.048cm" svg:y="4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cm" svg:height="1.2cm" svg:x="17.6cm" svg:y="4.5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1.3cm" svg:height="1.2cm" svg:x="20.6cm" svg:y="4.514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4cm" svg:x="22.348cm" svg:y="4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cm" svg:height="1.2cm" svg:x="21.9cm" svg:y="4.514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9.1cm" svg:y1="5.114cm" svg:x2="20.4cm" svg:y2="5.114cm">
          <text:p/>
        </draw:line>
        <draw:custom-shape draw:style-name="gr5" draw:text-style-name="P3" draw:layer="layout" svg:width="1.3cm" svg:height="1.2cm" svg:x="24.8cm" svg:y="4.51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cm" svg:height="1.2cm" svg:x="26.1cm" svg:y="4.51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3.4cm" svg:y1="5.114cm" svg:x2="24.6cm" svg:y2="5.114cm">
          <text:p/>
        </draw:line>
        <draw:frame draw:style-name="gr7" draw:text-style-name="P8" draw:layer="layout" svg:width="2.013cm" svg:height="0.962cm" svg:x="8.2cm" svg:y="3.428cm">
          <draw:text-box>
            <text:p text:style-name="P7"><text:span text:style-name="T1">Head</text:span></text:p>
          </draw:text-box>
        </draw:frame>
        <draw:custom-shape draw:style-name="gr8" draw:text-style-name="P5" draw:layer="layout" svg:width="1.3cm" svg:height="1.2cm" svg:x="7.9cm" svg:y="4.528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cm" svg:height="0.4cm" svg:x="9.648cm" svg:y="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3cm" svg:height="1.2cm" svg:x="9.2cm" svg:y="4.528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587cm" svg:y1="5.114cm" svg:x2="11.887cm" svg:y2="5.114cm">
          <text:p/>
        </draw:line>
        <draw:frame draw:style-name="gr11" draw:text-style-name="P10" draw:layer="layout" svg:width="1.065cm" svg:height="0.962cm" svg:x="14.1cm" svg:y="7.1cm">
          <draw:text-box>
            <text:p>а)</text:p>
          </draw:text-box>
        </draw:frame>
        <draw:line draw:style-name="gr1" draw:text-style-name="P1" draw:layer="layout" svg:x1="2.7cm" svg:y1="8.187cm" svg:x2="2.7cm" svg:y2="13.387cm">
          <text:p/>
        </draw:line>
        <draw:line draw:style-name="gr1" draw:text-style-name="P1" draw:layer="layout" svg:x1="2.7cm" svg:y1="13.387cm" svg:x2="5.3cm" svg:y2="13.387cm">
          <text:p/>
        </draw:line>
        <draw:line draw:style-name="gr1" draw:text-style-name="P1" draw:layer="layout" svg:x1="5.3cm" svg:y1="8.187cm" svg:x2="5.3cm" svg:y2="13.387cm">
          <text:p/>
        </draw:line>
        <draw:custom-shape draw:style-name="gr2" draw:text-style-name="P3" draw:layer="layout" svg:width="2.6cm" svg:height="0.7cm" svg:x="2.7cm" svg:y="12.68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.7cm" svg:y="11.98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.7cm" svg:y="11.28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.7cm" svg:y="10.587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cm" svg:y1="11.901cm" svg:x2="11.9cm" svg:y2="11.901cm">
          <text:p/>
        </draw:line>
        <draw:line draw:style-name="gr1" draw:text-style-name="P1" draw:layer="layout" svg:x1="23.2cm" svg:y1="11.329cm" svg:x2="21.9cm" svg:y2="12.501cm">
          <text:p/>
        </draw:line>
        <draw:g>
          <draw:custom-shape draw:style-name="gr8" draw:text-style-name="P5" draw:layer="layout" svg:width="1.3cm" svg:height="1.2cm" svg:x="7.9cm" svg:y="11.301cm">
            <text:p text:style-name="P4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4cm" svg:height="0.4cm" svg:x="9.648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3cm" svg:height="1.2cm" svg:x="9.2cm" svg:y="11.3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1.3cm" svg:height="1.2cm" svg:x="12.1cm" svg:y="11.301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4cm" svg:x="13.848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cm" svg:height="1.2cm" svg:x="13.4cm" svg:y="11.3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1.3cm" svg:height="1.2cm" svg:x="16.4cm" svg:y="11.30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4cm" svg:x="18.148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1.3cm" svg:height="1.2cm" svg:x="17.7cm" svg:y="11.301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4.9cm" svg:y1="11.901cm" svg:x2="16.2cm" svg:y2="11.901cm">
          <text:p/>
        </draw:line>
        <draw:custom-shape draw:style-name="gr5" draw:text-style-name="P3" draw:layer="layout" svg:width="1.3cm" svg:height="1.2cm" svg:x="20.6cm" svg:y="11.30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cm" svg:height="1.2cm" svg:x="21.9cm" svg:y="11.3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2cm" svg:y1="11.901cm" svg:x2="20.4cm" svg:y2="11.901cm">
          <text:p/>
        </draw:line>
        <draw:frame draw:style-name="gr7" draw:text-style-name="P8" draw:layer="layout" svg:width="2.013cm" svg:height="0.962cm" svg:x="8.187cm" svg:y="10.1cm">
          <draw:text-box>
            <text:p text:style-name="P7"><text:span text:style-name="T1">Head</text:span></text:p>
          </draw:text-box>
        </draw:frame>
        <draw:frame draw:style-name="gr11" draw:text-style-name="P10" draw:layer="layout" svg:width="1.078cm" svg:height="0.962cm" svg:x="14.1cm" svg:y="13.887cm">
          <draw:text-box>
            <text:p>б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6T11:09:48.763000000</meta:creation-date>
    <dc:date>2021-11-16T11:15:55.095000000</dc:date>
    <meta:editing-duration>PT6M5S</meta:editing-duration>
    <meta:editing-cycles>3</meta:editing-cycles>
    <meta:generator>LibreOffice/5.4.3.2$Windows_X86_64 LibreOffice_project/92a7159f7e4af62137622921e809f8546db437e5</meta:generator>
    <meta:document-statistic meta:object-count="59"/>
  </office:meta>
</office:document-meta>
</file>